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dddddd" draw:fill="solid" draw:fill-color="#dddddd" draw:textarea-horizontal-align="justify" draw:textarea-vertical-align="middle" draw:auto-grow-height="false" fo:min-height="25.296cm" fo:min-width="25.046cm"/>
    </style:style>
    <style:style style:name="gr2" style:family="graphic" style:parent-style-name="standard">
      <style:graphic-properties svg:stroke-color="#cccccc" draw:fill="gradient" draw:fill-color="#0066ff" draw:fill-gradient-name="Gradient_20_5" draw:textarea-horizontal-align="justify" draw:textarea-vertical-align="middle" draw:auto-grow-height="false" fo:min-height="23.947cm" fo:min-width="23.697cm"/>
    </style:style>
    <style:style style:name="gr3" style:family="graphic" style:parent-style-name="standard">
      <style:graphic-properties svg:stroke-color="#cccccc" draw:fill="gradient" draw:fill-color="#0066ff" draw:fill-gradient-name="Gradient_20_5" draw:textarea-horizontal-align="justify" draw:textarea-vertical-align="middle" draw:auto-grow-height="false" fo:min-height="35.874cm" fo:min-width="35.624cm" style:protect="siz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1.066cm" fo:min-width="27.872cm"/>
    </style:style>
    <style:style style:name="gr5" style:family="graphic" style:parent-style-name="objectwithoutfill">
      <style:graphic-properties svg:stroke-width="0.212cm" svg:stroke-color="#ff3333" draw:marker-start-width="0.837cm" draw:marker-end-width="0.837cm" draw:fill="none" draw:textarea-vertical-align="middle" fo:padding-top="0.231cm" fo:padding-bottom="0.231cm" fo:padding-left="0.356cm" fo:padding-right="0.356cm" draw:shadow="hidden" draw:shadow-offset-x="0.212cm" draw:shadow-offset-y="0.212cm"/>
    </style:style>
    <style:style style:name="gr6" style:family="graphic" style:parent-style-name="objectwithoutfill">
      <style:graphic-properties draw:stroke="dash" draw:stroke-dash="Fine_20_Dashed" svg:stroke-width="0.212cm" svg:stroke-color="#00cc00" draw:marker-start-width="0.837cm" draw:marker-end-width="0.837cm" draw:fill="none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6.124cm" svg:height="36.124cm" svg:x="-24.273cm" svg:y="-34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4.219cm" svg:height="34.219cm" svg:x="-23.321cm" svg:y="-33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6.124cm" svg:height="36.124cm" svg:x="1cm" svg:y="1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1" draw:layer="layout" svg:width="30.678cm" svg:height="23.622cm" svg:x="3.723cm" svg:y="7.25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1" draw:layer="layout" svg:x1="6.499cm" svg:y1="16.299cm" svg:x2="30.796cm" svg:y2="16.299cm">
            <text:p/>
          </draw:line>
          <draw:path draw:style-name="gr6" draw:text-style-name="P1" draw:layer="layout" svg:width="10.725cm" svg:height="9.478cm" draw:transform="skewX (-0.413119433947058) rotate (0.906349480560655) translate (4.8958366197606cm 18.4023542876448cm)" svg:viewBox="0 0 10726 9479" svg:d="M2598 1l6534-1c6534-1-9132 9479-9132 9479">
            <text:p/>
          </draw:path>
          <draw:path draw:style-name="gr6" draw:text-style-name="P1" draw:layer="layout" svg:width="14.856cm" svg:height="8.537cm" draw:transform="skewX (0.0925024503556995) rotate (-2.33141081481403) translate (30.6583753100418cm 16.7242405924456cm)" svg:viewBox="0 0 14857 8538" svg:d="M0 0l8318 1c8317-2 6331 8537 6331 8537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5" draw:display-name="Gradient 5" draw:style="radial" draw:cx="0%" draw:cy="0%" draw:start-color="#204a87" draw:end-color="#729fcf" draw:start-intensity="100%" draw:end-intensity="100%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0.556cm" fo:page-height="70.5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9T08:39:36.412191000</meta:creation-date>
    <dc:date>2015-07-06T09:49:46.087113000</dc:date>
    <meta:editing-duration>P1DT15H35M1S</meta:editing-duration>
    <meta:editing-cycles>6</meta:editing-cycles>
    <meta:generator>LibreOffice/4.3.5.2$MacOSX_X86_64 LibreOffice_project/3a87456aaa6a95c63eea1c1b3201acedf0751bd5</meta:generator>
    <meta:document-statistic meta:object-count="8"/>
  </office:meta>
</office:document-meta>
</file>